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Liberation Serif" fo:font-size="12pt" style:font-name-asian="Monospace" style:font-size-asian="12pt" style:font-name-complex="Monospace" style:font-size-complex="12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Liberation Serif" fo:font-size="12pt" style:font-size-asian="12pt" style:font-size-complex="12pt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05/2012 au 31/05/2012</text:p>
      <text:p text:style-name="P2"/>
      <text:p text:style-name="P2">Au cour de ce mois de Mai et dans le cadre de la recherche sur Generic System, j'ai participé à la réflexion et à la mise en place des différents points suivants :</text:p>
      <text:p text:style-name="P4"/>
      <text:list xml:id="list299621359" text:style-name="L2">
        <text:list-item>
          <text:p text:style-name="P5">Recherche autour de la problématique exposer ci-dessous,</text:p>
        </text:list-item>
        <text:list-item>
          <text:p text:style-name="P5">Mise à niveau des tests unitaires</text:p>
          <text:list>
            <text:list-item>
              <text:p text:style-name="P5">création de tests qui vérifie la composition et l'héritage.</text:p>
            </text:list-item>
          </text:list>
        </text:list-item>
        <text:list-item>
          <text:p text:style-name="P5">Modification de l'implémentation afin de valider l'Hypothèse.</text:p>
        </text:list-item>
      </text:list>
      <text:p text:style-name="P3"><text:span text:style-name="T1"/></text:p>
      <text:p text:style-name="P3"><text:span text:style-name="T1">Problème : On veut poser un attribut sur un type complexe (type qui hérite de plusieurs types qui eux même peuvent hériter de plusieurs types)</text:span></text:p>
      <text:p text:style-name="P6"/>
      <text:p text:style-name="P6">Hypothèse de solution :</text:p>
      <text:p text:style-name="P6">1)postBind</text:p>
      <text:p text:style-name="P6"><text:tab/>1.1) on retrouve ou on crée l'attribut (type implicite)</text:p>
      <text:p text:style-name="P6"><text:tab/>1.2) décomposition du type complexe en primaire</text:p>
      <text:p text:style-name="P6"><text:tab/><text:tab/>1.2.a) méthode de décomposition :</text:p>
      <text:p text:style-name="P6"><text:tab/><text:tab/><text:tab/>- on construit un PrimarySide de l’implicite en <text:span text:style-name="T2">inheritance</text:span>, placé en première <text:tab/><text:tab/><text:tab/>position d'un tableau de TypedSide (Side ou SideArray)</text:p>
      <text:p text:style-name="P6"><text:tab/><text:tab/><text:tab/>- en deuxième position on va positionner la décomposition du type complexe <text:tab/><text:tab/><text:tab/>en un TypedSide en composition</text:p>
      <text:p text:style-name="P6"><text:tab/><text:tab/><text:tab/><text:span text:style-name="T2">Cette décomposition se fait par la construction d'un tableau de TypedSide <text:tab/><text:tab/><text:tab/>transformé en un SideArray de composition simple ou d'un Side en <text:tab/><text:tab/><text:tab/><text:tab/>composition simple si le tableau ne contient qu'un seul élément.</text:span></text:p>
      <text:p text:style-name="P6"><text:span text:style-name="T2"/></text:p>
      <text:p text:style-name="P6"><text:tab/><text:tab/><text:tab/>- le tableau est construit sur la base de l'arbre des ancêtres déraciné :</text:p>
      <text:p text:style-name="P6"><text:tab/><text:tab/><text:tab/><text:span text:style-name="T2">L'arbre des ancêtres est décomposé de manière récursive, chaque ancêtre <text:tab/><text:tab/><text:tab/>rencontré est décomposé en ses ancêtres directs tant que ceux-ci ne sont pas <text:tab/><text:tab/><text:tab/>des primaires. Le tableau des primaires ainsi construit est techniquement <text:tab/><text:tab/><text:tab/>enraciné, et donc devient un arbre, avec un faux type de Side. L'arbre des <text:tab/><text:tab/><text:tab/>primaires est ensuite passé à la méthode bind.</text:span></text:p>
      <text:p text:style-name="P6"><text:tab/><text:tab/><text:tab/><text:tab/><text:tab/></text:p>
      <text:p text:style-name="P6"><text:tab/>1.3) ajout de l'attribut (type implicit) en première positon de la décomposition</text:p>
      <text:p text:style-name="P6"/>
      <text:p text:style-name="P6">2)bind</text:p>
      <text:p text:style-name="P6"><text:tab/>2.1) responsabilité : construire ou trouver le nœud correspondant à l'arbre des primaires <text:tab/>dans le graphe.</text:p>
      <text:p text:style-name="P6"><text:tab/><text:tab/>2.1.a) construction ou récupération des ancêtres du nœud à construire :</text:p>
      <text:p text:style-name="P6"><text:tab/><text:tab/><text:tab/>- calcul de l'arbre des primaires de chaque ancêtre pour rappeler de manière <text:tab/><text:tab/><text:tab/>récursive le bind afin de trouver ou construire chaque ancêtre</text:p>
      <text:p text:style-name="P6"><text:tab/><text:tab/><text:tab/>Le nombre d'ancêtre correspond au nombre de primaire de l'arbre <text:tab/><text:tab/><text:tab/><text:tab/><text:tab/>communiqué au bind.</text:p>
      <text:p text:style-name="P6"><text:tab/><text:tab/><text:tab/>- Pour chaque ancêtre, l'arbre communiqué en bind va être reproduit <text:tab/><text:tab/><text:tab/><text:tab/>moyennant le remplacement du primaire, qui correspond à l'ancêtre <text:tab/><text:tab/><text:tab/><text:tab/>recherché, par son unique ancêtre si celui-ci n'est pas Engine. Dans le cas <text:tab/><text:tab/><text:tab/>contraire le Side est supprimé et s’opère alors un nettoyage de l'arbre.</text:p>
      <text:p text:style-name="P6"><text:tab/><text:tab/><text:tab/><text:span text:style-name="T2">Le principe du nettoyage est qu'il ne doit pas rester de SideArray qui ne <text:tab/><text:tab/><text:tab/><text:tab/>contiendrait qu'un seul Side, une fonction récursive accumule alors le <text:tab/><text:tab/><text:tab/><text:tab/>nombre de composition dans le Side unique compris dans le SideArray et ce </text:span><text:soft-page-break/><text:span text:style-name="T2"><text:tab/><text:tab/><text:tab/>dernier est alors supprimé. En dernier lieu un méthode de factorisation du <text:tab/><text:tab/><text:tab/>nombre de composition du SideArray est alors passé.</text:span></text:p>
      <text:p text:style-name="P6"><text:span text:style-name="T2"/></text:p>
      <text:p text:style-name="P6"><text:tab/><text:tab/><text:tab/><text:span text:style-name="T2">L'arbre construit pour chaque ancêtre est alors repassé à la méthode bind<text:tab/><text:tab/><text:tab/>afin de construire cette ancêtre. Si l'arbre passé au bind est un Side, le <text:tab/><text:tab/><text:tab/><text:tab/>Généric compris dans le Side est retourné sans traitement. Pour le premier <text:tab/><text:tab/><text:tab/>ancêtre retourné un parcours des dépendances est réalisé afin de sélectionner <text:tab/><text:tab/><text:tab/>un nœud qui correspondrait à celui que l'on souhaite construire, pour cela <text:tab/><text:tab/><text:tab/>une comparaison de la décomposition en primaire est réalisé. Si le nœud que <text:tab/><text:tab/><text:tab/>l'on cherche à construire est trouvé, il est alors retourné par le bind. Dans <text:tab/><text:tab/><text:tab/>le cas contraire chacun des ancêtres est construit, et le nœud est instancié <text:tab/><text:tab/><text:tab/>sur la base d'un tableau de Side en héritage construit pour chacun de ses <text:tab/><text:tab/><text:tab/><text:tab/>ancêtres. Chacun des éléments du tableau aura été nettoyé (accumulation des <text:tab/><text:tab/><text:tab/>compositions et factorisation).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06-05T10:37:41</dc:date>
    <meta:editing-duration>PT6H9M47S</meta:editing-duration>
    <meta:editing-cycles>56</meta:editing-cycles>
    <meta:generator>LibreOffice/3.4$Unix LibreOffice_project/340m1$Build-502</meta:generator>
    <meta:print-date>2012-02-06T16:32:17</meta:print-date>
    <meta:document-statistic meta:table-count="0" meta:image-count="0" meta:object-count="0" meta:page-count="2" meta:paragraph-count="29" meta:word-count="574" meta:character-count="3652" meta:non-whitespace-character-count="2977"/>
  </office:meta>
</office:document-meta>
</file>